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Observation</text:p>
          </table:table-cell>
          <table:table-cell office:value-type="string" calcext:value-type="string">
            <text:p>Measured</text:p>
          </table:table-cell>
          <table:table-cell office:value-type="string" calcext:value-type="string">
            <text:p>Calculated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valu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ppall3</text:p>
          </table:table-cell>
          <table:table-cell office:value-type="float" office:value="398" calcext:value-type="float">
            <text:p>398</text:p>
          </table:table-cell>
          <table:table-cell office:value-type="float" office:value="312.242" calcext:value-type="float">
            <text:p>312.242</text:p>
          </table:table-cell>
          <table:table-cell office:value-type="float" office:value="85.7582" calcext:value-type="float">
            <text:p>85.75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ppall3</text:p>
          </table:table-cell>
          <table:table-cell office:value-type="float" office:value="199" calcext:value-type="float">
            <text:p>199</text:p>
          </table:table-cell>
          <table:table-cell office:value-type="float" office:value="177.005" calcext:value-type="float">
            <text:p>177.005</text:p>
          </table:table-cell>
          <table:table-cell office:value-type="float" office:value="21.9953" calcext:value-type="float">
            <text:p>21.99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gcl3</text:p>
          </table:table-cell>
          <table:table-cell office:value-type="float" office:value="139.033" calcext:value-type="float">
            <text:p>139.033</text:p>
          </table:table-cell>
          <table:table-cell office:value-type="float" office:value="85.3405" calcext:value-type="float">
            <text:p>85.3405</text:p>
          </table:table-cell>
          <table:table-cell office:value-type="float" office:value="53.6925" calcext:value-type="float">
            <text:p>53.69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gcw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gcr3</text:p>
          </table:table-cell>
          <table:table-cell office:value-type="float" office:value="242.576" calcext:value-type="float">
            <text:p>242.576</text:p>
          </table:table-cell>
          <table:table-cell office:value-type="float" office:value="321.785" calcext:value-type="float">
            <text:p>321.785</text:p>
          </table:table-cell>
          <table:table-cell office:value-type="float" office:value="-79.2094" calcext:value-type="float">
            <text:p>-79.20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gcsum3</text:p>
          </table:table-cell>
          <table:table-cell office:value-type="float" office:value="381.609" calcext:value-type="float">
            <text:p>381.609</text:p>
          </table:table-cell>
          <table:table-cell office:value-type="float" office:value="407.126" calcext:value-type="float">
            <text:p>407.126</text:p>
          </table:table-cell>
          <table:table-cell office:value-type="float" office:value="-25.5169" calcext:value-type="float">
            <text:p>-25.51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gnl3</text:p>
          </table:table-cell>
          <table:table-cell office:value-type="float" office:value="5.49662" calcext:value-type="float">
            <text:p>5.49662</text:p>
          </table:table-cell>
          <table:table-cell office:value-type="float" office:value="4.26703" calcext:value-type="float">
            <text:p>4.26703</text:p>
          </table:table-cell>
          <table:table-cell office:value-type="float" office:value="1.22959" calcext:value-type="float">
            <text:p>1.229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gnw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gnr3</text:p>
          </table:table-cell>
          <table:table-cell office:value-type="float" office:value="5.10687" calcext:value-type="float">
            <text:p>5.10687</text:p>
          </table:table-cell>
          <table:table-cell office:value-type="float" office:value="16.0893" calcext:value-type="float">
            <text:p>16.0893</text:p>
          </table:table-cell>
          <table:table-cell office:value-type="float" office:value="-10.9824" calcext:value-type="float">
            <text:p>-10.98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gnsum3</text:p>
          </table:table-cell>
          <table:table-cell office:value-type="float" office:value="10.6035" calcext:value-type="float">
            <text:p>10.6035</text:p>
          </table:table-cell>
          <table:table-cell office:value-type="float" office:value="20.3563" calcext:value-type="float">
            <text:p>20.3563</text:p>
          </table:table-cell>
          <table:table-cell office:value-type="float" office:value="-9.7528" calcext:value-type="float">
            <text:p>-9.75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glbln3</text:p>
          </table:table-cell>
          <table:table-cell office:value-type="float" office:value="2.1207" calcext:value-type="float">
            <text:p>2.1207</text:p>
          </table:table-cell>
          <table:table-cell office:value-type="float" office:value="7.92677" calcext:value-type="float">
            <text:p>7.92677</text:p>
          </table:table-cell>
          <table:table-cell office:value-type="float" office:value="-5.80607" calcext:value-type="float">
            <text:p>-5.806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ppall4</text:p>
          </table:table-cell>
          <table:table-cell office:value-type="float" office:value="214.295" calcext:value-type="float">
            <text:p>214.295</text:p>
          </table:table-cell>
          <table:table-cell office:value-type="float" office:value="149.543" calcext:value-type="float">
            <text:p>149.543</text:p>
          </table:table-cell>
          <table:table-cell office:value-type="float" office:value="64.7518" calcext:value-type="float">
            <text:p>64.75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ppall4</text:p>
          </table:table-cell>
          <table:table-cell office:value-type="float" office:value="107.148" calcext:value-type="float">
            <text:p>107.148</text:p>
          </table:table-cell>
          <table:table-cell office:value-type="float" office:value="73.7777" calcext:value-type="float">
            <text:p>73.7777</text:p>
          </table:table-cell>
          <table:table-cell office:value-type="float" office:value="33.3703" calcext:value-type="float">
            <text:p>33.37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gcl4</text:p>
          </table:table-cell>
          <table:table-cell office:value-type="float" office:value="23.7904" calcext:value-type="float">
            <text:p>23.7904</text:p>
          </table:table-cell>
          <table:table-cell office:value-type="float" office:value="36.7637" calcext:value-type="float">
            <text:p>36.7637</text:p>
          </table:table-cell>
          <table:table-cell office:value-type="float" office:value="-12.9733" calcext:value-type="float">
            <text:p>-12.97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gcw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gcr4</text:p>
          </table:table-cell>
          <table:table-cell office:value-type="float" office:value="153.234" calcext:value-type="float">
            <text:p>153.234</text:p>
          </table:table-cell>
          <table:table-cell office:value-type="float" office:value="110.195" calcext:value-type="float">
            <text:p>110.195</text:p>
          </table:table-cell>
          <table:table-cell office:value-type="float" office:value="43.0393" calcext:value-type="float">
            <text:p>43.03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gcsum4</text:p>
          </table:table-cell>
          <table:table-cell office:value-type="float" office:value="177.024" calcext:value-type="float">
            <text:p>177.024</text:p>
          </table:table-cell>
          <table:table-cell office:value-type="float" office:value="146.958" calcext:value-type="float">
            <text:p>146.958</text:p>
          </table:table-cell>
          <table:table-cell office:value-type="float" office:value="30.0656" calcext:value-type="float">
            <text:p>30.06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gnl4</text:p>
          </table:table-cell>
          <table:table-cell office:value-type="float" office:value="1.71083" calcext:value-type="float">
            <text:p>1.71083</text:p>
          </table:table-cell>
          <table:table-cell office:value-type="float" office:value="1.43833" calcext:value-type="float">
            <text:p>1.43833</text:p>
          </table:table-cell>
          <table:table-cell office:value-type="float" office:value="0.272501" calcext:value-type="float">
            <text:p>0.2725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gnw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gnr4</text:p>
          </table:table-cell>
          <table:table-cell office:value-type="float" office:value="5" calcext:value-type="float">
            <text:p>5</text:p>
          </table:table-cell>
          <table:table-cell office:value-type="float" office:value="4.31122" calcext:value-type="float">
            <text:p>4.31122</text:p>
          </table:table-cell>
          <table:table-cell office:value-type="float" office:value="0.688784" calcext:value-type="float">
            <text:p>0.6887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gnsum4</text:p>
          </table:table-cell>
          <table:table-cell office:value-type="float" office:value="6.71083" calcext:value-type="float">
            <text:p>6.71083</text:p>
          </table:table-cell>
          <table:table-cell office:value-type="float" office:value="5.74955" calcext:value-type="float">
            <text:p>5.74955</text:p>
          </table:table-cell>
          <table:table-cell office:value-type="float" office:value="0.961284" calcext:value-type="float">
            <text:p>0.9612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glbln4</text:p>
          </table:table-cell>
          <table:table-cell office:value-type="float" office:value="0.987361" calcext:value-type="float">
            <text:p>0.987361</text:p>
          </table:table-cell>
          <table:table-cell office:value-type="float" office:value="1.26656" calcext:value-type="float">
            <text:p>1.26656</text:p>
          </table:table-cell>
          <table:table-cell office:value-type="float" office:value="-0.279201" calcext:value-type="float">
            <text:p>-0.279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ppall5</text:p>
          </table:table-cell>
          <table:table-cell office:value-type="float" office:value="12" calcext:value-type="float">
            <text:p>12</text:p>
          </table:table-cell>
          <table:table-cell office:value-type="float" office:value="15.6225" calcext:value-type="float">
            <text:p>15.6225</text:p>
          </table:table-cell>
          <table:table-cell office:value-type="float" office:value="-3.62254" calcext:value-type="float">
            <text:p>-3.622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ppall5</text:p>
          </table:table-cell>
          <table:table-cell office:value-type="float" office:value="6" calcext:value-type="float">
            <text:p>6</text:p>
          </table:table-cell>
          <table:table-cell office:value-type="float" office:value="4.96257" calcext:value-type="float">
            <text:p>4.96257</text:p>
          </table:table-cell>
          <table:table-cell office:value-type="float" office:value="1.03743" calcext:value-type="float">
            <text:p>1.037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gcl5</text:p>
          </table:table-cell>
          <table:table-cell office:value-type="float" office:value="12.8298" calcext:value-type="float">
            <text:p>12.8298</text:p>
          </table:table-cell>
          <table:table-cell office:value-type="float" office:value="31.4104" calcext:value-type="float">
            <text:p>31.4104</text:p>
          </table:table-cell>
          <table:table-cell office:value-type="float" office:value="-18.5806" calcext:value-type="float">
            <text:p>-18.58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gcw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gcr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gcsum5</text:p>
          </table:table-cell>
          <table:table-cell office:value-type="float" office:value="12.8298" calcext:value-type="float">
            <text:p>12.8298</text:p>
          </table:table-cell>
          <table:table-cell office:value-type="float" office:value="31.4104" calcext:value-type="float">
            <text:p>31.4104</text:p>
          </table:table-cell>
          <table:table-cell office:value-type="float" office:value="-18.5806" calcext:value-type="float">
            <text:p>-18.58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gnl5</text:p>
          </table:table-cell>
          <table:table-cell office:value-type="float" office:value="0.352203" calcext:value-type="float">
            <text:p>0.352203</text:p>
          </table:table-cell>
          <table:table-cell office:value-type="float" office:value="0.50933" calcext:value-type="float">
            <text:p>0.50933</text:p>
          </table:table-cell>
          <table:table-cell office:value-type="float" office:value="-0.157127" calcext:value-type="float">
            <text:p>-0.157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gnw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gnr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gnsum5</text:p>
          </table:table-cell>
          <table:table-cell office:value-type="float" office:value="0.352" calcext:value-type="float">
            <text:p>0.352</text:p>
          </table:table-cell>
          <table:table-cell office:value-type="float" office:value="0.50933" calcext:value-type="float">
            <text:p>0.50933</text:p>
          </table:table-cell>
          <table:table-cell office:value-type="float" office:value="-0.15733" calcext:value-type="float">
            <text:p>-0.157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glbln5</text:p>
          </table:table-cell>
          <table:table-cell table:style-name="ce1" office:value-type="float" office:value="0.0704" calcext:value-type="float">
            <text:p>7.04E-002</text:p>
          </table:table-cell>
          <table:table-cell office:value-type="float" office:value="0.103668" calcext:value-type="float">
            <text:p>0.103668</text:p>
          </table:table-cell>
          <table:table-cell table:style-name="ce1" office:value-type="float" office:value="-0.03326843" calcext:value-type="float">
            <text:p>-3.33E-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ppall6</text:p>
          </table:table-cell>
          <table:table-cell office:value-type="float" office:value="34.2" calcext:value-type="float">
            <text:p>34.2</text:p>
          </table:table-cell>
          <table:table-cell office:value-type="float" office:value="17.5409" calcext:value-type="float">
            <text:p>17.5409</text:p>
          </table:table-cell>
          <table:table-cell office:value-type="float" office:value="16.6591" calcext:value-type="float">
            <text:p>16.65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ppall6</text:p>
          </table:table-cell>
          <table:table-cell office:value-type="float" office:value="17.081" calcext:value-type="float">
            <text:p>17.081</text:p>
          </table:table-cell>
          <table:table-cell office:value-type="float" office:value="8.65741" calcext:value-type="float">
            <text:p>8.65741</text:p>
          </table:table-cell>
          <table:table-cell office:value-type="float" office:value="8.42359" calcext:value-type="float">
            <text:p>8.423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gcl6</text:p>
          </table:table-cell>
          <table:table-cell office:value-type="float" office:value="43.9335" calcext:value-type="float">
            <text:p>43.9335</text:p>
          </table:table-cell>
          <table:table-cell office:value-type="float" office:value="25.3196" calcext:value-type="float">
            <text:p>25.3196</text:p>
          </table:table-cell>
          <table:table-cell office:value-type="float" office:value="18.6139" calcext:value-type="float">
            <text:p>18.6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gcw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gcr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gcsum6</text:p>
          </table:table-cell>
          <table:table-cell office:value-type="float" office:value="43.9335" calcext:value-type="float">
            <text:p>43.9335</text:p>
          </table:table-cell>
          <table:table-cell office:value-type="float" office:value="25.3196" calcext:value-type="float">
            <text:p>25.3196</text:p>
          </table:table-cell>
          <table:table-cell office:value-type="float" office:value="18.6139" calcext:value-type="float">
            <text:p>18.6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gnl6</text:p>
          </table:table-cell>
          <table:table-cell office:value-type="float" office:value="1.61553" calcext:value-type="float">
            <text:p>1.61553</text:p>
          </table:table-cell>
          <table:table-cell office:value-type="float" office:value="0.379889" calcext:value-type="float">
            <text:p>0.379889</text:p>
          </table:table-cell>
          <table:table-cell office:value-type="float" office:value="1.23564" calcext:value-type="float">
            <text:p>1.235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gnw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gnr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gnsum6</text:p>
          </table:table-cell>
          <table:table-cell office:value-type="float" office:value="1.61553" calcext:value-type="float">
            <text:p>1.61553</text:p>
          </table:table-cell>
          <table:table-cell office:value-type="float" office:value="0.379889" calcext:value-type="float">
            <text:p>0.379889</text:p>
          </table:table-cell>
          <table:table-cell office:value-type="float" office:value="1.23564" calcext:value-type="float">
            <text:p>1.235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glbln6</text:p>
          </table:table-cell>
          <table:table-cell office:value-type="float" office:value="0.323105" calcext:value-type="float">
            <text:p>0.323105</text:p>
          </table:table-cell>
          <table:table-cell office:value-type="float" office:value="0.130943" calcext:value-type="float">
            <text:p>0.130943</text:p>
          </table:table-cell>
          <table:table-cell office:value-type="float" office:value="0.192162" calcext:value-type="float">
            <text:p>0.192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  <table:table-cell/>
        </table:table-row>
      </table:table>
      <table:table table:name="Sheet2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cmax3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factor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max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max3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factor</text:p>
          </table:table-cell>
          <table:table-cell office:value-type="float" office:value="5.999960799" calcext:value-type="float">
            <text:p>5.999960799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max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alll3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factor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83333" calcext:value-type="float">
            <text:p>0.083333</text:p>
          </table:table-cell>
          <table:table-cell office:value-type="string" calcext:value-type="string">
            <text:p>cfalll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allr3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factor</text:p>
          </table:table-cell>
          <table:table-cell office:value-type="float" office:value="0.0444561601" calcext:value-type="float">
            <text:p>0.044456160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83333" calcext:value-type="float">
            <text:p>0.083333</text:p>
          </table:table-cell>
          <table:table-cell office:value-type="string" calcext:value-type="string">
            <text:p>cfallr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falll3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factor</text:p>
          </table:table-cell>
          <table:table-cell office:value-type="float" office:value="0.03" calcext:value-type="float">
            <text:p>0.0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83333" calcext:value-type="float">
            <text:p>0.083333</text:p>
          </table:table-cell>
          <table:table-cell office:value-type="string" calcext:value-type="string">
            <text:p>nfalll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fallr3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factor</text:p>
          </table:table-cell>
          <table:table-cell office:value-type="float" office:value="0.0739066581" calcext:value-type="float">
            <text:p>0.073906658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83333" calcext:value-type="float">
            <text:p>0.083333</text:p>
          </table:table-cell>
          <table:table-cell office:value-type="string" calcext:value-type="string">
            <text:p>nfallr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rb0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ctor</text:p>
          </table:table-cell>
          <table:table-cell office:value-type="float" office:value="-3.85482191" calcext:value-type="float">
            <text:p>-3.85482191</text:p>
          </table:table-cell>
          <table:table-cell office:value-type="float" office:value="-10" calcext:value-type="float">
            <text:p>-10</text:p>
          </table:table-cell>
          <table:table-cell office:value-type="float" office:value="-0.001" calcext:value-type="float">
            <text:p>-0.001</text:p>
          </table:table-cell>
          <table:table-cell office:value-type="string" calcext:value-type="string">
            <text:p>krb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rb2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ctor</text:p>
          </table:table-cell>
          <table:table-cell office:value-type="float" office:value="-3.00422135" calcext:value-type="float">
            <text:p>-3.00422135</text:p>
          </table:table-cell>
          <table:table-cell office:value-type="float" office:value="-10" calcext:value-type="float">
            <text:p>-10</text:p>
          </table:table-cell>
          <table:table-cell office:value-type="float" office:value="-0.001" calcext:value-type="float">
            <text:p>-0.001</text:p>
          </table:table-cell>
          <table:table-cell office:value-type="string" calcext:value-type="string">
            <text:p>krb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max4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factor</text:p>
          </table:table-cell>
          <table:table-cell office:value-type="float" office:value="870.5897163" calcext:value-type="float">
            <text:p>870.5897163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max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max4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factor</text:p>
          </table:table-cell>
          <table:table-cell office:value-type="float" office:value="4.999882481" calcext:value-type="float">
            <text:p>4.999882481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max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alll4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factor</text:p>
          </table:table-cell>
          <table:table-cell office:value-type="float" office:value="0.083333" calcext:value-type="float">
            <text:p>0.08333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83333" calcext:value-type="float">
            <text:p>0.083333</text:p>
          </table:table-cell>
          <table:table-cell office:value-type="string" calcext:value-type="string">
            <text:p>cfalll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allr4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factor</text:p>
          </table:table-cell>
          <table:table-cell office:value-type="float" office:value="0.0278605901" calcext:value-type="float">
            <text:p>0.027860590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83333" calcext:value-type="float">
            <text:p>0.083333</text:p>
          </table:table-cell>
          <table:table-cell office:value-type="string" calcext:value-type="string">
            <text:p>cfallr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falll4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factor</text:p>
          </table:table-cell>
          <table:table-cell office:value-type="float" office:value="0.0084903839" calcext:value-type="float">
            <text:p>0.008490383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83333" calcext:value-type="float">
            <text:p>0.083333</text:p>
          </table:table-cell>
          <table:table-cell office:value-type="string" calcext:value-type="string">
            <text:p>nfalll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fallr4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factor</text:p>
          </table:table-cell>
          <table:table-cell office:value-type="float" office:value="0.0070031349" calcext:value-type="float">
            <text:p>0.007003134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83333" calcext:value-type="float">
            <text:p>0.083333</text:p>
          </table:table-cell>
          <table:table-cell office:value-type="string" calcext:value-type="string">
            <text:p>nfallr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rb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ctor</text:p>
          </table:table-cell>
          <table:table-cell office:value-type="float" office:value="-2" calcext:value-type="float">
            <text:p>-2</text:p>
          </table:table-cell>
          <table:table-cell office:value-type="float" office:value="-10" calcext:value-type="float">
            <text:p>-10</text:p>
          </table:table-cell>
          <table:table-cell office:value-type="float" office:value="-0.001" calcext:value-type="float">
            <text:p>-0.001</text:p>
          </table:table-cell>
          <table:table-cell office:value-type="string" calcext:value-type="string">
            <text:p>krb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rb2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ctor</text:p>
          </table:table-cell>
          <table:table-cell office:value-type="float" office:value="-2.1" calcext:value-type="float">
            <text:p>-2.1</text:p>
          </table:table-cell>
          <table:table-cell office:value-type="float" office:value="-10" calcext:value-type="float">
            <text:p>-10</text:p>
          </table:table-cell>
          <table:table-cell office:value-type="float" office:value="-0.001" calcext:value-type="float">
            <text:p>-0.001</text:p>
          </table:table-cell>
          <table:table-cell office:value-type="string" calcext:value-type="string">
            <text:p>krb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max5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factor</text:p>
          </table:table-cell>
          <table:table-cell office:value-type="float" office:value="79.83665705" calcext:value-type="float">
            <text:p>79.83665705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max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max5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factor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max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alll5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factor</text:p>
          </table:table-cell>
          <table:table-cell office:value-type="float" office:value="0.0100373674" calcext:value-type="float">
            <text:p>0.010037367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83333" calcext:value-type="float">
            <text:p>0.083333</text:p>
          </table:table-cell>
          <table:table-cell office:value-type="string" calcext:value-type="string">
            <text:p>cfalll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allr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act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cfallr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falll5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factor</text:p>
          </table:table-cell>
          <table:table-cell office:value-type="float" office:value="0.0019960614" calcext:value-type="float">
            <text:p>0.001996061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83333" calcext:value-type="float">
            <text:p>0.083333</text:p>
          </table:table-cell>
          <table:table-cell office:value-type="string" calcext:value-type="string">
            <text:p>nfalll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fallr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act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nfallr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rb0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ctor</text:p>
          </table:table-cell>
          <table:table-cell office:value-type="float" office:value="-2.5" calcext:value-type="float">
            <text:p>-2.5</text:p>
          </table:table-cell>
          <table:table-cell office:value-type="float" office:value="-10" calcext:value-type="float">
            <text:p>-10</text:p>
          </table:table-cell>
          <table:table-cell office:value-type="float" office:value="-0.001" calcext:value-type="float">
            <text:p>-0.001</text:p>
          </table:table-cell>
          <table:table-cell office:value-type="string" calcext:value-type="string">
            <text:p>krb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rb2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act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krb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max6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factor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max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max6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factor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max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alll6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factor</text:p>
          </table:table-cell>
          <table:table-cell office:value-type="float" office:value="0.06" calcext:value-type="float">
            <text:p>0.0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83333" calcext:value-type="float">
            <text:p>0.083333</text:p>
          </table:table-cell>
          <table:table-cell office:value-type="string" calcext:value-type="string">
            <text:p>cfalll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allr6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act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cfallr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falll6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factor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83333" calcext:value-type="float">
            <text:p>0.083333</text:p>
          </table:table-cell>
          <table:table-cell office:value-type="string" calcext:value-type="string">
            <text:p>nfalll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fallr6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act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nfallr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rb0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ctor</text:p>
          </table:table-cell>
          <table:table-cell office:value-type="float" office:value="-2.5" calcext:value-type="float">
            <text:p>-2.5</text:p>
          </table:table-cell>
          <table:table-cell office:value-type="float" office:value="-10" calcext:value-type="float">
            <text:p>-10</text:p>
          </table:table-cell>
          <table:table-cell office:value-type="float" office:value="-0.001" calcext:value-type="float">
            <text:p>-0.001</text:p>
          </table:table-cell>
          <table:table-cell office:value-type="string" calcext:value-type="string">
            <text:p>krb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rb26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act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krb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up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factor</text:p>
          </table:table-cell>
          <table:table-cell office:value-type="float" office:value="0.08055" calcext:value-type="float">
            <text:p>0.08055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nu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dcmoss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factor</text:p>
          </table:table-cell>
          <table:table-cell office:value-type="float" office:value="0.01012" calcext:value-type="float">
            <text:p>0.0101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kdcmos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dcrawc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factor</text:p>
          </table:table-cell>
          <table:table-cell office:value-type="float" office:value="0.0024146" calcext:value-type="float">
            <text:p>0.002414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kdcraw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dcsoma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factor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kdcsom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dcsompr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factor</text:p>
          </table:table-cell>
          <table:table-cell office:value-type="float" office:value="1059.18" calcext:value-type="float">
            <text:p>1059.1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kdcsomp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dcsomcr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factor</text:p>
          </table:table-cell>
          <table:table-cell office:value-type="float" office:value="767.162" calcext:value-type="float">
            <text:p>767.162</text:p>
          </table:table-cell>
          <table:table-cell office:value-type="float" office:value="0.0000001" calcext:value-type="float">
            <text:p>0.0000001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kdcsomc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ossc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factor</text:p>
          </table:table-cell>
          <table:table-cell office:value-type="float" office:value="3030.33" calcext:value-type="float">
            <text:p>3030.33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imoss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shlwc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factor</text:p>
          </table:table-cell>
          <table:table-cell office:value-type="float" office:value="21681.8" calcext:value-type="float">
            <text:p>21681.8</text:p>
          </table:table-cell>
          <table:table-cell office:value-type="float" office:value="10" calcext:value-type="float">
            <text:p>1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ishlw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eepc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factor</text:p>
          </table:table-cell>
          <table:table-cell office:value-type="float" office:value="2280.5" calcext:value-type="float">
            <text:p>2280.5</text:p>
          </table:table-cell>
          <table:table-cell office:value-type="float" office:value="10" calcext:value-type="float">
            <text:p>1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ideep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inec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factor</text:p>
          </table:table-cell>
          <table:table-cell office:value-type="float" office:value="0.528" calcext:value-type="float">
            <text:p>0.528</text:p>
          </table:table-cell>
          <table:table-cell office:value-type="float" office:value="100" calcext:value-type="float">
            <text:p>100</text:p>
          </table:table-cell>
          <table:table-cell office:value-type="float" office:value="300000" calcext:value-type="float">
            <text:p>300000</text:p>
          </table:table-cell>
          <table:table-cell office:value-type="string" calcext:value-type="string">
            <text:p>imine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soln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factor</text:p>
          </table:table-cell>
          <table:table-cell office:value-type="float" office:value="2348.156784" calcext:value-type="float">
            <text:p>2348.156784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isol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avln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factor</text:p>
          </table:table-cell>
          <table:table-cell office:value-type="float" office:value="14.5" calcext:value-type="float">
            <text:p>14.5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avl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heet3" table:style-name="ta1">
        <table:table-column table:style-name="co1" table:number-columns-repeated="22" table:default-cell-style-name="Default"/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//Betula</text:p>
          </table:table-cell>
          <table:table-cell office:value-type="string" calcext:value-type="string">
            <text:p>Decid.</text:p>
          </table:table-cell>
          <table:table-cell office:value-type="string" calcext:value-type="string">
            <text:p>E.green</text:p>
          </table:table-cell>
          <table:table-cell office:value-type="string" calcext:value-type="string">
            <text:p>Sedges</text:p>
          </table:table-cell>
          <table:table-cell office:value-type="string" calcext:value-type="string">
            <text:p>Forbs</text:p>
          </table:table-cell>
          <table:table-cell office:value-type="string" calcext:value-type="string">
            <text:p>Lichens</text:p>
          </table:table-cell>
          <table:table-cell office:value-type="string" calcext:value-type="string">
            <text:p>Feather.</text:p>
          </table:table-cell>
          <table:table-cell office:value-type="string" calcext:value-type="string">
            <text:p>Sphag.</text:p>
          </table:table-cell>
          <table:table-cell office:value-type="string" calcext:value-type="string">
            <text:p>Misc1.</text:p>
          </table:table-cell>
          <table:table-cell office:value-type="string" calcext:value-type="string">
            <text:p>Misc2.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names:</text:p>
          </table:table-cell>
          <table:table-cell office:value-type="string" calcext:value-type="string">
            <text:p>comments</text:p>
          </table:table-cell>
          <table:table-cell table:number-columns-repeated="9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60.4" calcext:value-type="float">
            <text:p>60.4</text:p>
          </table:table-cell>
          <table:table-cell office:value-type="float" office:value="50.7" calcext:value-type="float">
            <text:p>50.7</text:p>
          </table:table-cell>
          <table:table-cell office:value-type="float" office:value="1000" calcext:value-type="float">
            <text:p>1000</text:p>
          </table:table-cell>
          <table:table-cell office:value-type="float" office:value="870.5897163" calcext:value-type="float">
            <text:p>870.5897163</text:p>
          </table:table-cell>
          <table:table-cell office:value-type="float" office:value="79.83665705" calcext:value-type="float">
            <text:p>79.83665705</text:p>
          </table:table-cell>
          <table:table-cell office:value-type="float" office:value="200" calcext:value-type="float">
            <text:p>200</text:p>
          </table:table-cell>
          <table:table-cell office:value-type="float" office:value="90.3" calcext:value-type="float">
            <text:p>9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cmax: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5.999960799" calcext:value-type="float">
            <text:p>5.999960799</text:p>
          </table:table-cell>
          <table:table-cell office:value-type="float" office:value="4.999882481" calcext:value-type="float">
            <text:p>4.999882481</text:p>
          </table:table-cell>
          <table:table-cell office:value-type="float" office:value="3" calcext:value-type="float">
            <text:p>3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nmax: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83" calcext:value-type="float">
            <text:p>0.083</text:p>
          </table:table-cell>
          <table:table-cell office:value-type="float" office:value="0.058" calcext:value-type="float">
            <text:p>0.05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83333" calcext:value-type="float">
            <text:p>0.083333</text:p>
          </table:table-cell>
          <table:table-cell office:value-type="float" office:value="0.0100373674" calcext:value-type="float">
            <text:p>0.0100373674</text:p>
          </table:table-cell>
          <table:table-cell office:value-type="float" office:value="0.06" calcext:value-type="float">
            <text:p>0.06</text:p>
          </table:table-cell>
          <table:table-cell office:value-type="float" office:value="0.021" calcext:value-type="float">
            <text:p>0.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cfall(0):</text:p>
          </table:table-cell>
          <table:table-cell office:value-type="string" calcext:value-type="string">
            <text:p>leave</text:p>
          </table:table-cell>
          <table:table-cell table:number-columns-repeated="9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4" calcext:value-type="float">
            <text:p>0.01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cfall(1):</text:p>
          </table:table-cell>
          <table:table-cell office:value-type="string" calcext:value-type="string">
            <text:p>stem</text:p>
          </table:table-cell>
          <table:table-cell table:number-columns-repeated="9"/>
        </table:table-row>
        <table:table-row table:style-name="ro1">
          <table:table-cell office:value-type="float" office:value="0.051" calcext:value-type="float">
            <text:p>0.051</text:p>
          </table:table-cell>
          <table:table-cell office:value-type="float" office:value="0.059" calcext:value-type="float">
            <text:p>0.059</text:p>
          </table:table-cell>
          <table:table-cell office:value-type="float" office:value="0.079" calcext:value-type="float">
            <text:p>0.079</text:p>
          </table:table-cell>
          <table:table-cell office:value-type="float" office:value="0.0444561601" calcext:value-type="float">
            <text:p>0.0444561601</text:p>
          </table:table-cell>
          <table:table-cell office:value-type="float" office:value="0.0278605901" calcext:value-type="float">
            <text:p>0.02786059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cfall(2):</text:p>
          </table:table-cell>
          <table:table-cell office:value-type="string" calcext:value-type="string">
            <text:p>root</text:p>
          </table:table-cell>
          <table:table-cell table:number-columns-repeated="9"/>
        </table:table-row>
        <table:table-row table:style-name="ro1">
          <table:table-cell office:value-type="float" office:value="0.02" calcext:value-type="float">
            <text:p>0.02</text:p>
          </table:table-cell>
          <table:table-cell table:number-columns-repeated="2" office:value-type="float" office:value="0.024" calcext:value-type="float">
            <text:p>0.024</text:p>
          </table:table-cell>
          <table:table-cell office:value-type="float" office:value="0.03" calcext:value-type="float">
            <text:p>0.03</text:p>
          </table:table-cell>
          <table:table-cell office:value-type="float" office:value="0.0084903839" calcext:value-type="float">
            <text:p>0.0084903839</text:p>
          </table:table-cell>
          <table:table-cell office:value-type="float" office:value="0.0019960614" calcext:value-type="float">
            <text:p>0.0019960614</text:p>
          </table:table-cell>
          <table:table-cell table:number-columns-repeated="2"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nfall(0):</text:p>
          </table:table-cell>
          <table:table-cell office:value-type="string" calcext:value-type="string">
            <text:p>leave</text:p>
          </table:table-cell>
          <table:table-cell table:number-columns-repeated="9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8" calcext:value-type="float">
            <text:p>0.00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nfall(1):</text:p>
          </table:table-cell>
          <table:table-cell office:value-type="string" calcext:value-type="string">
            <text:p>stem</text:p>
          </table:table-cell>
          <table:table-cell table:number-columns-repeated="9"/>
        </table:table-row>
        <table:table-row table:style-name="ro1"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8" calcext:value-type="float">
            <text:p>0.018</text:p>
          </table:table-cell>
          <table:table-cell office:value-type="float" office:value="0.0739066581" calcext:value-type="float">
            <text:p>0.0739066581</text:p>
          </table:table-cell>
          <table:table-cell office:value-type="float" office:value="0.0070031349" calcext:value-type="float">
            <text:p>0.007003134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nfall(2):</text:p>
          </table:table-cell>
          <table:table-cell office:value-type="string" calcext:value-type="string">
            <text:p>root</text:p>
          </table:table-cell>
          <table:table-cell table:number-columns-repeated="9"/>
        </table:table-row>
        <table:table-row table:style-name="ro1">
          <table:table-cell table:number-columns-repeated="8" table:style-name="ce1" office:value-type="float" office:value="-0.0000806" calcext:value-type="float">
            <text:p>-8.06E-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kra:</text:p>
          </table:table-cell>
          <table:table-cell office:value-type="string" calcext:value-type="string">
            <text:p>coeff(0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resp.</text:p>
          </table:table-cell>
          <table:table-cell table:number-columns-repeated="6"/>
        </table:table-row>
        <table:table-row table:style-name="ro1">
          <table:table-cell office:value-type="float" office:value="-2.49" calcext:value-type="float">
            <text:p>-2.49</text:p>
          </table:table-cell>
          <table:table-cell office:value-type="float" office:value="-2.1" calcext:value-type="float">
            <text:p>-2.1</text:p>
          </table:table-cell>
          <table:table-cell office:value-type="float" office:value="-2.2" calcext:value-type="float">
            <text:p>-2.2</text:p>
          </table:table-cell>
          <table:table-cell office:value-type="float" office:value="-3.85482191" calcext:value-type="float">
            <text:p>-3.8548219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2.5" calcext:value-type="float">
            <text:p>-2.5</text:p>
          </table:table-cell>
          <table:table-cell office:value-type="float" office:value="-2.7" calcext:value-type="float">
            <text:p>-2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krb(0):</text:p>
          </table:table-cell>
          <table:table-cell office:value-type="string" calcext:value-type="string">
            <text:p>coeff(1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resp.(leave)</text:p>
          </table:table-cell>
          <table:table-cell table:number-columns-repeated="6"/>
        </table:table-row>
        <table:table-row table:style-name="ro1">
          <table:table-cell office:value-type="float" office:value="-5.31" calcext:value-type="float">
            <text:p>-5.31</text:p>
          </table:table-cell>
          <table:table-cell office:value-type="float" office:value="-4.01" calcext:value-type="float">
            <text:p>-4.01</text:p>
          </table:table-cell>
          <table:table-cell office:value-type="float" office:value="-4.1" calcext:value-type="float">
            <text:p>-4.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krb(1):</text:p>
          </table:table-cell>
          <table:table-cell office:value-type="string" calcext:value-type="string">
            <text:p>coeff(1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resp.(stem)</text:p>
          </table:table-cell>
          <table:table-cell table:number-columns-repeated="6"/>
        </table:table-row>
        <table:table-row table:style-name="ro1">
          <table:table-cell office:value-type="float" office:value="-1.75" calcext:value-type="float">
            <text:p>-1.75</text:p>
          </table:table-cell>
          <table:table-cell office:value-type="float" office:value="-1.56" calcext:value-type="float">
            <text:p>-1.56</text:p>
          </table:table-cell>
          <table:table-cell office:value-type="float" office:value="-1.05" calcext:value-type="float">
            <text:p>-1.05</text:p>
          </table:table-cell>
          <table:table-cell office:value-type="float" office:value="-3.00422135" calcext:value-type="float">
            <text:p>-3.00422135</text:p>
          </table:table-cell>
          <table:table-cell office:value-type="float" office:value="-2.1" calcext:value-type="float">
            <text:p>-2.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krb(2):</text:p>
          </table:table-cell>
          <table:table-cell office:value-type="string" calcext:value-type="string">
            <text:p>coeff(1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resp.(root)</text:p>
          </table:table-cell>
          <table:table-cell table:number-columns-repeated="6"/>
        </table:table-row>
        <table:table-row table:style-name="ro1">
          <table:table-cell table:number-columns-repeated="6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frg:</text:p>
          </table:table-cell>
          <table:table-cell office:value-type="string" calcext:value-type="string">
            <text:p>frac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NPP</text:p>
          </table:table-cell>
          <table:table-cell office:value-type="string" calcext:value-type="string">
            <text:p>(GPP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rm)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resp.</text:p>
          </table:table-cell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number-columns-repeated="3"/>
          <table:table-cell table:style-name="ce1"/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3"/>
          <table:table-cell table:style-name="ce1"/>
          <table:table-cell table:number-columns-repeated="18"/>
        </table:table-row>
        <table:table-row table:style-name="ro1" table:number-rows-repeated="5">
          <table:table-cell table:number-columns-repeated="22"/>
        </table:table-row>
        <table:table-row table:style-name="ro1">
          <table:table-cell table:number-columns-repeated="3"/>
          <table:table-cell table:style-name="ce1"/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3"/>
          <table:table-cell table:style-name="ce1"/>
          <table:table-cell table:number-columns-repeated="18"/>
        </table:table-row>
      </table:table>
      <table:table table:name="Sheet4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arbondeep</text:p>
          </table:table-cell>
          <table:table-cell office:value-type="float" office:value="3213.02" calcext:value-type="float">
            <text:p>3213.02</text:p>
          </table:table-cell>
          <table:table-cell office:value-type="float" office:value="0.000001" calcext:value-type="float">
            <text:p>0.000001</text:p>
          </table:table-cell>
          <table:table-cell office:value-type="string" calcext:value-type="string">
            <text:p>obsgroup</text:p>
          </table:table-cell>
        </table:table-row>
        <table:table-row table:style-name="ro1">
          <table:table-cell office:value-type="string" calcext:value-type="string">
            <text:p>carbonshallow</text:p>
          </table:table-cell>
          <table:table-cell office:value-type="float" office:value="3562.65" calcext:value-type="float">
            <text:p>3562.65</text:p>
          </table:table-cell>
          <table:table-cell office:value-type="float" office:value="0.000001" calcext:value-type="float">
            <text:p>0.000001</text:p>
          </table:table-cell>
          <table:table-cell office:value-type="string" calcext:value-type="string">
            <text:p>obsgroup</text:p>
          </table:table-cell>
        </table:table-row>
        <table:table-row table:style-name="ro1">
          <table:table-cell office:value-type="string" calcext:value-type="string">
            <text:p>carbonminsum</text:p>
          </table:table-cell>
          <table:table-cell office:value-type="float" office:value="23913.3" calcext:value-type="float">
            <text:p>23913.3</text:p>
          </table:table-cell>
          <table:table-cell office:value-type="float" office:value="0.000001" calcext:value-type="float">
            <text:p>0.000001</text:p>
          </table:table-cell>
          <table:table-cell office:value-type="string" calcext:value-type="string">
            <text:p>obsgroup</text:p>
          </table:table-cell>
        </table:table-row>
        <table:table-row table:style-name="ro1">
          <table:table-cell office:value-type="string" calcext:value-type="string">
            <text:p>organicnsum</text:p>
          </table:table-cell>
          <table:table-cell table:style-name="ce1" office:value-type="float" office:value="2120" calcext:value-type="float">
            <text:p>2.12E+003</text:p>
          </table:table-cell>
          <table:table-cell office:value-type="float" office:value="0.000001" calcext:value-type="float">
            <text:p>0.000001</text:p>
          </table:table-cell>
          <table:table-cell office:value-type="string" calcext:value-type="string">
            <text:p>obsgroup</text:p>
          </table:table-cell>
        </table:table-row>
        <table:table-row table:style-name="ro1">
          <table:table-cell office:value-type="string" calcext:value-type="string">
            <text:p>availablensum</text:p>
          </table:table-cell>
          <table:table-cell table:style-name="ce1" office:value-type="float" office:value="0.528" calcext:value-type="float">
            <text:p>5.28E-001</text:p>
          </table:table-cell>
          <table:table-cell office:value-type="float" office:value="0.000001" calcext:value-type="float">
            <text:p>0.000001</text:p>
          </table:table-cell>
          <table:table-cell office:value-type="string" calcext:value-type="string">
            <text:p>obsgroup</text:p>
          </table:table-cell>
        </table:table-row>
        <table:table-row table:style-name="ro1">
          <table:table-cell office:value-type="string" calcext:value-type="string">
            <text:p>gppall3</text:p>
          </table:table-cell>
          <table:table-cell table:style-name="ce1" office:value-type="float" office:value="398" calcext:value-type="float">
            <text:p>3.98E+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</table:table-row>
        <table:table-row table:style-name="ro1">
          <table:table-cell office:value-type="string" calcext:value-type="string">
            <text:p>nppall3</text:p>
          </table:table-cell>
          <table:table-cell table:style-name="ce1" office:value-type="float" office:value="199" calcext:value-type="float">
            <text:p>1.99E+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</table:table-row>
        <table:table-row table:style-name="ro1">
          <table:table-cell office:value-type="string" calcext:value-type="string">
            <text:p>vegcl3</text:p>
          </table:table-cell>
          <table:table-cell office:value-type="float" office:value="139.033" calcext:value-type="float">
            <text:p>139.0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</table:table-row>
        <table:table-row table:style-name="ro1">
          <table:table-cell office:value-type="string" calcext:value-type="string">
            <text:p>vegcw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</table:table-row>
        <table:table-row table:style-name="ro1">
          <table:table-cell office:value-type="string" calcext:value-type="string">
            <text:p>vegcr3</text:p>
          </table:table-cell>
          <table:table-cell office:value-type="float" office:value="242.576" calcext:value-type="float">
            <text:p>242.5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</table:table-row>
        <table:table-row table:style-name="ro1">
          <table:table-cell office:value-type="string" calcext:value-type="string">
            <text:p>vegcsum3</text:p>
          </table:table-cell>
          <table:table-cell office:value-type="float" office:value="381.609" calcext:value-type="float">
            <text:p>381.6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</table:table-row>
        <table:table-row table:style-name="ro1">
          <table:table-cell office:value-type="string" calcext:value-type="string">
            <text:p>vegnl3</text:p>
          </table:table-cell>
          <table:table-cell office:value-type="float" office:value="5.49662" calcext:value-type="float">
            <text:p>5.496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</table:table-row>
        <table:table-row table:style-name="ro1">
          <table:table-cell office:value-type="string" calcext:value-type="string">
            <text:p>vegnw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</table:table-row>
        <table:table-row table:style-name="ro1">
          <table:table-cell office:value-type="string" calcext:value-type="string">
            <text:p>vegnr3</text:p>
          </table:table-cell>
          <table:table-cell office:value-type="float" office:value="5.10687" calcext:value-type="float">
            <text:p>5.106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</table:table-row>
        <table:table-row table:style-name="ro1">
          <table:table-cell office:value-type="string" calcext:value-type="string">
            <text:p>vegnsum3</text:p>
          </table:table-cell>
          <table:table-cell office:value-type="float" office:value="10.6035" calcext:value-type="float">
            <text:p>10.60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</table:table-row>
        <table:table-row table:style-name="ro1">
          <table:table-cell office:value-type="string" calcext:value-type="string">
            <text:p>veglbln3</text:p>
          </table:table-cell>
          <table:table-cell office:value-type="float" office:value="2.1207" calcext:value-type="float">
            <text:p>2.1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</table:table-row>
        <table:table-row table:style-name="ro1">
          <table:table-cell office:value-type="string" calcext:value-type="string">
            <text:p>gppall4</text:p>
          </table:table-cell>
          <table:table-cell office:value-type="float" office:value="34.162" calcext:value-type="float">
            <text:p>34.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</table:table-row>
        <table:table-row table:style-name="ro1">
          <table:table-cell office:value-type="string" calcext:value-type="string">
            <text:p>nppall4</text:p>
          </table:table-cell>
          <table:table-cell office:value-type="float" office:value="107.148" calcext:value-type="float">
            <text:p>107.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</table:table-row>
        <table:table-row table:style-name="ro1">
          <table:table-cell office:value-type="string" calcext:value-type="string">
            <text:p>vegcl4</text:p>
          </table:table-cell>
          <table:table-cell office:value-type="float" office:value="23.7904" calcext:value-type="float">
            <text:p>23.79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</table:table-row>
        <table:table-row table:style-name="ro1">
          <table:table-cell office:value-type="string" calcext:value-type="string">
            <text:p>vegcw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</table:table-row>
        <table:table-row table:style-name="ro1">
          <table:table-cell office:value-type="string" calcext:value-type="string">
            <text:p>vegcr4</text:p>
          </table:table-cell>
          <table:table-cell office:value-type="float" office:value="153.234" calcext:value-type="float">
            <text:p>153.2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</table:table-row>
        <table:table-row table:style-name="ro1">
          <table:table-cell office:value-type="string" calcext:value-type="string">
            <text:p>vegcsum4</text:p>
          </table:table-cell>
          <table:table-cell office:value-type="float" office:value="177.024" calcext:value-type="float">
            <text:p>177.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</table:table-row>
        <table:table-row table:style-name="ro1">
          <table:table-cell office:value-type="string" calcext:value-type="string">
            <text:p>vegnl4</text:p>
          </table:table-cell>
          <table:table-cell office:value-type="float" office:value="1.71083" calcext:value-type="float">
            <text:p>1.710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</table:table-row>
        <table:table-row table:style-name="ro1">
          <table:table-cell office:value-type="string" calcext:value-type="string">
            <text:p>vegnw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</table:table-row>
        <table:table-row table:style-name="ro1">
          <table:table-cell office:value-type="string" calcext:value-type="string">
            <text:p>vegnr4</text:p>
          </table:table-cell>
          <table:table-cell office:value-type="float" office:value="3.22598" calcext:value-type="float">
            <text:p>3.225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</table:table-row>
        <table:table-row table:style-name="ro1">
          <table:table-cell office:value-type="string" calcext:value-type="string">
            <text:p>vegnsum4</text:p>
          </table:table-cell>
          <table:table-cell office:value-type="float" office:value="4.93681" calcext:value-type="float">
            <text:p>4.936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</table:table-row>
        <table:table-row table:style-name="ro1">
          <table:table-cell office:value-type="string" calcext:value-type="string">
            <text:p>veglbln4</text:p>
          </table:table-cell>
          <table:table-cell office:value-type="float" office:value="0.987361" calcext:value-type="float">
            <text:p>0.9873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</table:table-row>
        <table:table-row table:style-name="ro1">
          <table:table-cell office:value-type="string" calcext:value-type="string">
            <text:p>gppall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</table:table-row>
        <table:table-row table:style-name="ro1">
          <table:table-cell office:value-type="string" calcext:value-type="string">
            <text:p>nppall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</table:table-row>
        <table:table-row table:style-name="ro1">
          <table:table-cell office:value-type="string" calcext:value-type="string">
            <text:p>vegcl5</text:p>
          </table:table-cell>
          <table:table-cell office:value-type="float" office:value="12.8298" calcext:value-type="float">
            <text:p>12.829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bsgroup</text:p>
          </table:table-cell>
        </table:table-row>
        <table:table-row table:style-name="ro1">
          <table:table-cell office:value-type="string" calcext:value-type="string">
            <text:p>vegcw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</table:table-row>
        <table:table-row table:style-name="ro1">
          <table:table-cell office:value-type="string" calcext:value-type="string">
            <text:p>vegcr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</table:table-row>
        <table:table-row table:style-name="ro1">
          <table:table-cell office:value-type="string" calcext:value-type="string">
            <text:p>vegcsum5</text:p>
          </table:table-cell>
          <table:table-cell office:value-type="float" office:value="12.8298" calcext:value-type="float">
            <text:p>12.82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</table:table-row>
        <table:table-row table:style-name="ro1">
          <table:table-cell office:value-type="string" calcext:value-type="string">
            <text:p>vegnl5</text:p>
          </table:table-cell>
          <table:table-cell office:value-type="float" office:value="0.352203" calcext:value-type="float">
            <text:p>0.3522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</table:table-row>
        <table:table-row table:style-name="ro1">
          <table:table-cell office:value-type="string" calcext:value-type="string">
            <text:p>vegnw5</text:p>
          </table:table-cell>
          <table:table-cell table:style-name="ce1" office:value-type="float" office:value="0" calcext:value-type="float">
            <text:p>0.00E+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</table:table-row>
        <table:table-row table:style-name="ro1">
          <table:table-cell office:value-type="string" calcext:value-type="string">
            <text:p>vegnr5</text:p>
          </table:table-cell>
          <table:table-cell table:style-name="ce1" office:value-type="float" office:value="0" calcext:value-type="float">
            <text:p>0.00E+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</table:table-row>
        <table:table-row table:style-name="ro1">
          <table:table-cell office:value-type="string" calcext:value-type="string">
            <text:p>vegnsum5</text:p>
          </table:table-cell>
          <table:table-cell table:style-name="ce1" office:value-type="float" office:value="0.352" calcext:value-type="float">
            <text:p>3.52E-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</table:table-row>
        <table:table-row table:style-name="ro1">
          <table:table-cell office:value-type="string" calcext:value-type="string">
            <text:p>veglbln5</text:p>
          </table:table-cell>
          <table:table-cell table:style-name="ce1" office:value-type="float" office:value="0.0704" calcext:value-type="float">
            <text:p>7.04E-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</table:table-row>
        <table:table-row table:style-name="ro1">
          <table:table-cell office:value-type="string" calcext:value-type="string">
            <text:p>gppall6</text:p>
          </table:table-cell>
          <table:table-cell table:style-name="ce1" office:value-type="float" office:value="34.2" calcext:value-type="float">
            <text:p>3.42E+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</table:table-row>
        <table:table-row table:style-name="ro1">
          <table:table-cell office:value-type="string" calcext:value-type="string">
            <text:p>nppall6</text:p>
          </table:table-cell>
          <table:table-cell office:value-type="float" office:value="17.081" calcext:value-type="float">
            <text:p>17.0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</table:table-row>
        <table:table-row table:style-name="ro1">
          <table:table-cell office:value-type="string" calcext:value-type="string">
            <text:p>vegcl6</text:p>
          </table:table-cell>
          <table:table-cell office:value-type="float" office:value="43.9335" calcext:value-type="float">
            <text:p>43.93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bsgroup</text:p>
          </table:table-cell>
        </table:table-row>
        <table:table-row table:style-name="ro1">
          <table:table-cell office:value-type="string" calcext:value-type="string">
            <text:p>vegcw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</table:table-row>
        <table:table-row table:style-name="ro1">
          <table:table-cell office:value-type="string" calcext:value-type="string">
            <text:p>vegcr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</table:table-row>
        <table:table-row table:style-name="ro1">
          <table:table-cell office:value-type="string" calcext:value-type="string">
            <text:p>vegcsum6</text:p>
          </table:table-cell>
          <table:table-cell office:value-type="float" office:value="43.9335" calcext:value-type="float">
            <text:p>43.93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</table:table-row>
        <table:table-row table:style-name="ro1">
          <table:table-cell office:value-type="string" calcext:value-type="string">
            <text:p>vegnl6</text:p>
          </table:table-cell>
          <table:table-cell office:value-type="float" office:value="1.61553" calcext:value-type="float">
            <text:p>1.615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</table:table-row>
        <table:table-row table:style-name="ro1">
          <table:table-cell office:value-type="string" calcext:value-type="string">
            <text:p>vegnw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</table:table-row>
        <table:table-row table:style-name="ro1">
          <table:table-cell office:value-type="string" calcext:value-type="string">
            <text:p>vegnr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</table:table-row>
        <table:table-row table:style-name="ro1">
          <table:table-cell office:value-type="string" calcext:value-type="string">
            <text:p>vegnsum6</text:p>
          </table:table-cell>
          <table:table-cell office:value-type="float" office:value="1.61553" calcext:value-type="float">
            <text:p>1.615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</table:table-row>
        <table:table-row table:style-name="ro1">
          <table:table-cell office:value-type="string" calcext:value-type="string">
            <text:p>veglbln6</text:p>
          </table:table-cell>
          <table:table-cell office:value-type="float" office:value="0.323105" calcext:value-type="float">
            <text:p>0.323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06:31:11.759678956</meta:creation-date>
    <dc:date>2015-09-03T08:10:28.890089980</dc:date>
    <meta:editing-duration>PT1H36M24S</meta:editing-duration>
    <meta:editing-cycles>2</meta:editing-cycles>
    <meta:generator>LibreOffice/4.2.8.2$Linux_X86_64 LibreOffice_project/420m0$Build-2</meta:generator>
    <meta:document-statistic meta:table-count="4" meta:cell-count="1109" meta:object-count="0"/>
  </office:meta>
</office:document-meta>
</file>